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929a0" officeooo:paragraph-rsid="001929a0"/>
    </style:style>
    <style:style style:name="P2" style:family="paragraph" style:parent-style-name="Standard">
      <style:paragraph-properties fo:text-align="start" style:justify-single-word="false"/>
      <style:text-properties officeooo:rsid="001929a0" officeooo:paragraph-rsid="001929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stin Willis</text:p>
      <text:p text:style-name="P2">Networks Project II</text:p>
      <text:p text:style-name="P1">Application Protocol</text:p>
      <text:p text:style-name="P1"/>
      <text:p text:style-name="P2"><text:tab/>In this project, the server creates a connection with the client and then sends a string to the client to be displayed. After sending the string the server waits to receive data from the client. The string prompts the client to send an integer to specify which city for which it would like weather data. The client then takes input for an integer, sends it to the server, and then waits for data from the server. If the server receives data it does not expect, it again asks for input from the client. When it does receive correct input, the server connects to yahoo's weather servers and requests the xml data for weather at the specified location. That data is then written to a buffer which is parsed into the current conditions and the 5 day forecast. That data is written to another buffer and the prompt for input is added to the end of that buffer as well. That buffer is then sent to the client and the server waits for further input from th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9T15:16:38.238358404</meta:creation-date>
    <dc:date>2015-09-29T15:23:09.483616890</dc:date>
    <meta:editing-duration>P0D</meta:editing-duration>
    <meta:editing-cycles>1</meta:editing-cycles>
    <meta:document-statistic meta:table-count="0" meta:image-count="0" meta:object-count="0" meta:page-count="1" meta:paragraph-count="4" meta:word-count="184" meta:character-count="1011" meta:non-whitespace-character-count="830"/>
    <meta:generator>LibreOffice/4.2.8.2$Linux_X86_64 LibreOffice_project/420m0$Build-2</meta:generator>
  </office:meta>
</office:document-meta>
</file>